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officeooo:paragraph-rsid="000e0422" style:font-name-asian="Arial1" style:font-size-asian="7pt" style:font-weight-asian="normal" style:font-name-complex="Arial1" style:font-size-complex="7pt" style:font-weight-complex="normal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0c1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2_LS04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Creación de subdominios (dominios hijo) en un árbol de Active Directory. Relaciones de confianza entre dominios. Proceso de degradación (demotion) de un controlador de domin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s <text:span text:style-name="T1">7-8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 identificado la función del servicio de directorio, sus elementos y nomenclatura.</text:p>
            <text:p text:style-name="P6">b) Se ha reconocido el concepto de dominio y sus funciones.</text:p>
            <text:p text:style-name="P6">c) Se han establecido relaciones de confianza entre dominios.</text:p>
            <text:p text:style-name="P6">d) Se ha realizado la instalación del servicio de directorio.</text:p>
            <text:p text:style-name="P6">g) Se ha analizado la estructura del servicio de directorio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8">1/2</text:p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Estructura lógica: árbol, bosque y relaciones de confianza.</text:p>
            <text:p text:style-name="P6">2. Planificación de una infraestructura de subdominios.</text:p>
            <text:p text:style-name="P6">3. Instalación de un subdominio hijo: asistente y PowerShell.</text:p>
            <text:p text:style-name="P6">4. Relaciones de confianza transitivas y herencia de permisos.</text:p>
            <text:p text:style-name="P6">5. Degradación (demotion) de un DC: proceso y precauciones.</text:p>
            <text:p text:style-name="P6">6. Eliminación de un subdominio del bosque.</text:p>
            <text:p text:style-name="P6">7. Documentación y diagrama de la estructura del bosque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ISO Windows Server 2019 (licencia educativa o de evaluación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diferencias entre árbol y bosque.</text:p>
            <text:p text:style-name="P6">2. Exposición teórica: subdominios y relaciones de confianza.</text:p>
            <text:p text:style-name="P6">3. Demostración guiada: creación y degradación de subdominio.</text:p>
            <text:p text:style-name="P6">4. Práctica autónoma supervisada.</text:p>
            <text:p text:style-name="P6">5. Presentación del diagrama de bosque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creación y demotion verificados (60 %).</text:p>
            <text:p text:style-name="P6">· Diagrama documentado de la estructura del bosque (30 %).</text:p>
            <text:p text:style-name="P6">· Observación directa / actitud (10 %).</text:p>
            <text:p text:style-name="P6">Mínimo: 5/10 en la práctica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Escenario simplificado (un solo subdominio) para alumnado con dificultades.</text:p>
            <text:p text:style-name="P6">· Ampliación: bosques independientes con relaciones de confianza externas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3-03T08:06:22.938000000</meta:creation-date>
    <dc:date>2026-04-20T10:10:50.838547064</dc:date>
    <meta:generator>LibreOffice/24.2.7.2$Linux_X86_64 LibreOffice_project/420$Build-2</meta:generator>
    <meta:editing-duration>PT6M13S</meta:editing-duration>
    <meta:document-statistic meta:table-count="2" meta:image-count="0" meta:object-count="0" meta:page-count="2" meta:paragraph-count="85" meta:word-count="597" meta:character-count="4123" meta:non-whitespace-character-count="3607"/>
  </office:meta>
</office:document-meta>
</file>